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tyle="italic" officeooo:rsid="007f68bd" officeooo:paragraph-rsid="000427e4" style:font-style-asian="italic" style:font-style-complex="italic"/>
    </style:style>
    <style:style style:name="P2" style:family="paragraph" style:parent-style-name="Standard">
      <style:text-properties officeooo:rsid="0072abb7" officeooo:paragraph-rsid="000427e4"/>
    </style:style>
    <style:style style:name="P3" style:family="paragraph" style:parent-style-name="Standard">
      <style:text-properties officeooo:rsid="0076408f" officeooo:paragraph-rsid="000427e4"/>
    </style:style>
    <style:style style:name="P4" style:family="paragraph" style:parent-style-name="Standard">
      <style:text-properties officeooo:rsid="00c18ad8" officeooo:paragraph-rsid="000427e4"/>
    </style:style>
    <style:style style:name="P5" style:family="paragraph" style:parent-style-name="Standard">
      <style:text-properties officeooo:rsid="00770f23" officeooo:paragraph-rsid="000427e4"/>
    </style:style>
    <style:style style:name="P6" style:family="paragraph" style:parent-style-name="Standard">
      <style:text-properties officeooo:rsid="00783960" officeooo:paragraph-rsid="000427e4"/>
    </style:style>
    <style:style style:name="P7" style:family="paragraph" style:parent-style-name="Standard">
      <style:text-properties officeooo:rsid="00dec48f" officeooo:paragraph-rsid="000427e4"/>
    </style:style>
    <style:style style:name="P8" style:family="paragraph" style:parent-style-name="Standard">
      <style:text-properties officeooo:rsid="00790e62" officeooo:paragraph-rsid="000427e4"/>
    </style:style>
    <style:style style:name="P9" style:family="paragraph" style:parent-style-name="Standard">
      <style:text-properties officeooo:rsid="007c74a0" officeooo:paragraph-rsid="000427e4"/>
    </style:style>
    <style:style style:name="P10" style:family="paragraph" style:parent-style-name="Standard">
      <style:text-properties officeooo:rsid="007de558" officeooo:paragraph-rsid="000427e4"/>
    </style:style>
    <style:style style:name="P11" style:family="paragraph" style:parent-style-name="Standard">
      <style:text-properties officeooo:rsid="02d385b3" officeooo:paragraph-rsid="000427e4"/>
    </style:style>
    <style:style style:name="P12" style:family="paragraph" style:parent-style-name="Standard">
      <style:text-properties officeooo:rsid="007e1c7e" officeooo:paragraph-rsid="000427e4"/>
    </style:style>
    <style:style style:name="P13" style:family="paragraph" style:parent-style-name="Standard">
      <style:text-properties officeooo:rsid="007f68bd" officeooo:paragraph-rsid="000427e4"/>
    </style:style>
    <style:style style:name="P14" style:family="paragraph" style:parent-style-name="Standard">
      <style:text-properties style:font-name="Dudu Cyryllic" officeooo:rsid="007f68bd" officeooo:paragraph-rsid="000427e4"/>
    </style:style>
    <style:style style:name="P15" style:family="paragraph" style:parent-style-name="Heading_20_2">
      <style:paragraph-properties fo:text-align="center" style:justify-single-word="false"/>
      <style:text-properties officeooo:rsid="0072abb7" officeooo:paragraph-rsid="000427e4"/>
    </style:style>
    <style:style style:name="T1" style:family="text">
      <style:text-properties officeooo:rsid="00c32b72"/>
    </style:style>
    <style:style style:name="T2" style:family="text">
      <style:text-properties officeooo:rsid="00bff194"/>
    </style:style>
    <style:style style:name="T3" style:family="text">
      <style:text-properties officeooo:rsid="00c18ad8"/>
    </style:style>
    <style:style style:name="T4" style:family="text">
      <style:text-properties officeooo:rsid="00dec48f"/>
    </style:style>
    <style:style style:name="T5" style:family="text">
      <style:text-properties officeooo:rsid="02d2f57b"/>
    </style:style>
    <style:style style:name="T6" style:family="text">
      <style:text-properties officeooo:rsid="00790e62"/>
    </style:style>
    <style:style style:name="T7" style:family="text">
      <style:text-properties officeooo:rsid="00e02b4d"/>
    </style:style>
    <style:style style:name="T8" style:family="text">
      <style:text-properties officeooo:rsid="007de558"/>
    </style:style>
    <style:style style:name="T9" style:family="text">
      <style:text-properties officeooo:rsid="0082c0a9"/>
    </style:style>
    <style:style style:name="T10" style:family="text">
      <style:text-properties officeooo:rsid="02d385b3"/>
    </style:style>
    <style:style style:name="T11" style:family="text">
      <style:text-properties officeooo:rsid="02d4f3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2"/>
      <text:p text:style-name="P2"/>
      <text:p text:style-name="P3">На зимних каникулах я узнал, что мальчики из наших двух кварталов по субботам ходят в Полк смотреть кино в клубе части.</text:p>
      <text:p text:style-name="P3">Полк — это где солдаты продолжают службу после окончания школы новобранцев. </text:p>
      <text:p text:style-name="P3">Идти туда в первый раз было немного страшновато, потому что среди детей ходили неясные слухи будто в лесу какой-то солдат задавил девочку, как и зачем непонятно, но точно, что чёрнопогонник, а в Полку все солдаты — в красн<text:span text:style-name="T2">ых </text:span>погон<text:span text:style-name="T2">ах</text:span>. </text:p>
      <text:p text:style-name="P3"><text:span text:style-name="T3">Т</text:span>уда <text:span text:style-name="T3">идти</text:span>, как в школу, но только мимо <text:span text:style-name="T3">неё</text:span> и — дальше, по широкой тропе под высокими елями, а потом <text:span text:style-name="T3">всё </text:span>прямо и прямо, пока не выйдешь на асфальтную дорогу; по ней подняться к воротам, где часовые, но мальчиков они не останавливают и можно проходить к зданию с вывеской Клуб Части.</text:p>
      <text:p text:style-name="P4">В<text:span text:style-name="T4">нутри</text:span> длинный коридор с тремя двустворчатыми дверями, на стенах между которыми <text:s/>картинки <text:span text:style-name="T4">с портретами </text:span>солдат и офицеров <text:span text:style-name="T4">и</text:span> кратк<text:span text:style-name="T4">ое</text:span> описани<text:span text:style-name="T4">е</text:span> их <text:span text:style-name="T5">беззаветных</text:span> подвигов и героическ<text:span text:style-name="T5">ой</text:span> смерти для защиты советской Родины.</text:p>
      <text:p text:style-name="P5"><text:span text:style-name="T3">Ш</text:span>ироки<text:span text:style-name="T3">е</text:span> двери <text:span text:style-name="T3">открывались в огромный</text:span> зал без окон, с рядами прибитых к полу <text:span text:style-name="T5">кресел из фанеры</text:span>, <text:span text:style-name="T3">а </text:span>между раздвинутых кулис <text:span text:style-name="T3">высокой сцены натянут</text:span> белый <text:span text:style-name="T3">тугой </text:span>экран. <text:span text:style-name="T3">Проход от сцены к задней стене делил</text:span> зал пополам.</text:p>
      <text:p text:style-name="P5">Солдаты <text:span text:style-name="T4">в</text:span>ходили группами, стуча сапогами по доскам пола, громко перекликались и понемногу заполняли зал.</text:p>
      <text:p text:style-name="P5">Время тянулось долго.</text:p>
      <text:p text:style-name="P5">И я в очередной раз перечитывал надписи на красном кумаче двух плакатов по обе стороны от сцены, <text:span text:style-name="T3">за которыми прятались</text:span> <text:span text:style-name="T3">чёрные </text:span>ящики динамиков.</text:p>
      <text:p text:style-name="P5">На левом <text:span text:style-name="T3">плакате </text:span>жёлт<text:span text:style-name="T3">ая</text:span> рамочк<text:span text:style-name="T3">а</text:span> <text:span text:style-name="T3">охватывала </text:span>портрет головы человека в широкой бороде и <text:span text:style-name="T3">длинных </text:span>волоса<text:span text:style-name="T3">х вместе с его</text:span> слова<text:span text:style-name="T3">ми</text:span>:</text:p>
      <text:p text:style-name="P5">«В науке нет широкой столбовой дороги, и только тот, кто не страшась усталости карабкается по её каменистым тропам, достигнет её сияющих вершин.»</text:p>
      <text:p text:style-name="P6">И подпись — К. Маркс.</text:p>
      <text:p text:style-name="P6">На правом — голова без волос и бородка клинышком — <text:span text:style-name="T1">ещё</text:span> до подписи понятно, что это Ленин, <text:span text:style-name="T1">и он</text:span> сказал:</text:p>
      <text:p text:style-name="P6">«Кино не только агитатор, но и великий организатор масс.»</text:p>
      <text:p text:style-name="P6"/>
      <text:p text:style-name="P6">По мере заполнения зала, мальчики перебирались с первых рядов на сцену и кино смотрели с обратной стороны экрана — он просвечивался. Какая разница проплывёт Человек-Амфибия слева направо или наоборот? <text:s/></text:p>
      <text:p text:style-name="P6">А бунтовщик Котовский всё равно убежит прямо из зала <text:s/>суда.</text:p>
      <text:p text:style-name="P6">Некоторые мальчики оставались сидеть в зале на подлокотниках между сиденьями.</text:p>
      <text:p text:style-name="P6">По ходу кино в темноте порой раздавался крик от какой-нибудь из дверей:</text:p>
      <text:p text:style-name="P6">- Ефрейтор С<text:span text:style-name="T1">ó</text:span>лопов!</text:p>
      <text:p text:style-name="P6">Или же:</text:p>
      <text:p text:style-name="P6">- Второй взвод!</text:p>
      <text:p text:style-name="P6">А заканчивалось одинаково:</text:p>
      <text:p text:style-name="P6">- На выход!</text:p>
      <text:p text:style-name="P7">Если кино вдруг обрывалось и зал тонул в полной темноте, со всех сторон вставала оглушительная стена свиста, грохота сапогов о доски пола и криков:</text:p>
      <text:p text:style-name="P7">- Сапожник!!!!!!!!!!!...........</text:p>
      <text:p text:style-name="P6">После кино мы шли по ночному лесу домой и пересказывали друг другу то, что вместе же и смотрели:</text:p>
      <text:p text:style-name="P6">- Не! Ну, а как он его двинул! А?</text:p>
      <text:p text:style-name="P6">- <text:span text:style-name="T6">Не! Не! А тот и не понял, что он там!</text:span></text:p>
      <text:p text:style-name="P8">Конечно же, кино <text:span text:style-name="T1">показывали</text:span> не только в Полку.</text:p>
      <text:p text:style-name="P8"><text:soft-page-break/>Ещё и в Доме офицеров, но там вход по билетам <text:span text:style-name="T1">и</text:span>, <text:span text:style-name="T1">стало быть</text:span> с родителями, <text:span text:style-name="T1">а им же некогда</text:span>.</text:p>
      <text:p text:style-name="P8"><text:span text:style-name="T1">Правда,</text:span> по воскресеньям был бесплатный дневной сеанс для школьников — чёрно-белые сказки, или цветной фильм про пионера-партизана Володю Дубинина.</text:p>
      <text:p text:style-name="P8"/>
      <text:p text:style-name="P9">В одно из зимних воскресений я сказал маме, что иду во двор.</text:p>
      <text:p text:style-name="P9">- Ещё чего! В такую погоду никто не гуляет.</text:p>
      <text:p text:style-name="P9">За стёклами кухонного окна теснился сумрак исчёрканный линиями суматошно несущихся снежинок.</text:p>
      <text:p text:style-name="P9">- Видишь что творится?</text:p>
      <text:p text:style-name="P9">Но я канючил и не отставал, пока мама не рассердилась и сказала, чтоб я шёл куда хочу, но всё равно там никого не будет.</text:p>
      <text:p text:style-name="P9">Во дворе и впрямь не было ни души.</text:p>
      <text:p text:style-name="P9">Отворачивая лицо от вихрей секущего снега, я обогнул дом и пересёк дорогу к полю рядом с забором заколоченной мусорки.</text:p>
      <text:p text:style-name="P9">Конечно, и т<text:span text:style-name="T1">у</text:span>т никого, потому что себя-то я не мог видеть, а видел только, что весь мир стал сплошь <text:span text:style-name="T7">тёмно-</text:span>серым, исполосованным метелью колючего снега. </text:p>
      <text:p text:style-name="P9">Стало одиноко и захотелось домой.</text:p>
      <text:p text:style-name="P9">Но мама скажет «я тебе говорила!», а младшие начнут подсмеиваться...</text:p>
      <text:p text:style-name="P9">И тут на дальнем краю поля, где когда-то играли в волейбол, а потом в городки, раздался голос голос из репродуктора на неразличимом в такую непогоду столбе.</text:p>
      <text:p text:style-name="P9">- Дорогие ребята! Сегодня мы разучим песню про весёлого барабанщика. Сначала прослушайте её.</text:p>
      <text:p text:style-name="P9">И дружный хор ребячьих голосов запел про ясное утро и кленовые палочки, которые берёт в руки весёлый барабанщик.</text:p>
      <text:p text:style-name="P9">Песня закончилась и диктор начал диктовать слова, чтобы слушатели записывали:</text:p>
      <text:p text:style-name="P9">- Встань, по-рань-ше, встань, <text:s/>по-рань-ше, встань, по-рань-ше, <text:span text:style-name="T8">толь-ко, ут-ро, за-ма-я-чит, у, во-рот...</text:span></text:p>
      <text:p text:style-name="P10">И я уже был не один в этом взбураненном мире. Я бродил по сугробам пустого поля, но снег не мог попасть ко мне в валенки — их плотно облегали тёплые штаны.</text:p>
      <text:p text:style-name="P10">Диктор закончил диктовать первый куплет и дал прослушать его снова. Потом он диктовал второй, тоже с последующим исполнением, и третий.</text:p>
      <text:p text:style-name="P10">- А теперь прослушайте всю песню, пожалуйста.</text:p>
      <text:p text:style-name="P10">И нас стало много: барабанщик, дети со звонкими голосами, и даже <text:span text:style-name="T9">вьюга </text:span>стала одной из нас и бродила со мной по <text:span text:style-name="T9">полю</text:span>, только <text:span text:style-name="T9">я </text:span>проваливал<text:span text:style-name="T9">ся</text:span> валенк<text:span text:style-name="T9">ам</text:span>и <text:span text:style-name="T9">в зыбучий снег </text:span>под <text:span text:style-name="T9">коркой </text:span>наст<text:span text:style-name="T9">а</text:span>, а она плясала поверх <text:span text:style-name="T10">него своей</text:span> <text:span text:style-name="T9">колючей крупой</text:span>.</text:p>
      <text:p text:style-name="P10">Когда я вернулся домой, мама спросила:</text:p>
      <text:p text:style-name="P10">- Ну, что? Видел кого-нибудь?</text:p>
      <text:p text:style-name="P10">Я сказал, что нет, но никто не смеялся.</text:p>
      <text:p text:style-name="P11"/>
      <text:p text:style-name="P10">Одиночная прогулка <text:span text:style-name="T9">в большой компании, </text:span>под диктовку Весёлого Барабанщика, уложила меня в постель с температурой.</text:p>
      <text:p text:style-name="P10">Все ушли на работу и в школу. <text:span text:style-name="T11">Отнести книги в библиотеку Части и обменять их мне нельзя. Пришлось взять из домашней ту, что давно манила своим названием, но отпугивала толщиной — Война и Мир Толстого — в четырёх томах.</text:span></text:p>
      <text:p text:style-name="P12">Первая глава меня сперва напугала сплошными страницами французского текста, но когда углядел, что внизу в примечаниях дан перевод — отлегло.</text:p>
      <text:p text:style-name="P12">Так что свою болезнь я и не заметил: наскоро проглатывал лекарства и возвращался к Пьеру, Андрею, Пете, Наташе, иногда забывая вынуть градусник из подмышки.</text:p>
      <text:p text:style-name="P13">Прочитал все тома с эпилогом и только заключительную часть с рассуждениями про предопределения <text:span text:style-name="T11">не получилось</text:span> одолеть: нескончаемо длинные предложения стояли отвесной стеной — вскарабкиваясь на чуть-чуть, я тут же соскальзывал обратно к её подножию. Неприступная стена простиралась в обе стороны и я уже не помнил как <text:soft-page-break/>добирался сюда. Пришлось закрыть не дочитав.</text:p>
      <text:p text:style-name="P14"/>
      <text:p text:style-name="P1"><text:span text:style-name="T1">(...п</text:span>ару лет назад я вновь перечитал эти тома уже <text:span text:style-name="T11">от корки до корки</text:span> и сказал: если человек может писать так, как Толстой в заключительной части Войны и Мира, то зачем понадобилась вся та беллетристика, включая эпилог?</text:p>
      <text:p text:style-name="P1">Не исключаю, что я отчасти выпендривался, но только отчасти...<text:span text:style-name="T1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2-28T13:43:33.691448770</meta:creation-date>
    <dc:date>2017-02-28T13:43:38.829372871</dc:date>
    <dc:creator>sehrguey </dc:creator>
    <meta:editing-duration>PT5S</meta:editing-duration>
    <meta:editing-cycles>1</meta:editing-cycles>
    <meta:document-statistic meta:table-count="0" meta:image-count="0" meta:object-count="0" meta:page-count="3" meta:paragraph-count="60" meta:word-count="991" meta:character-count="6184" meta:non-whitespace-character-count="5232"/>
    <meta:generator>LibreOffice/4.3.3.2$Linux_x86 LibreOffice_project/430m0$Build-2</meta:generator>
  </office:meta>
</office:document-meta>
</file>